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_3c_pb_3e_">[3]</text:span>Aux deux côtés du fond du Théâtre, on apperçoit plusieurs Montagnes, séparées par Vallon, orné de quelques arbres, qui laissent voir l’Ebre dans l’enfoncement. Orphée est assis sous ces arbres, et enchanté du doux son de sa Lyre, les animaux les plus féroces <text:span text:style-name="_3c_pb_3e_">[4]</text:span> qui tranquilles et couchés autour de lui, demeurent attentifs à l’harmonie qui les attire. Les Arbres et des Rochers paroissent se rapprocher pour entendre de plus près ; lorsqu’il cesse de tirer des sons de sa Lyre, les Rossignols font de vains efforts pour les imiter, et tombent morts de jalousie et de douleur de ne pouvoir y réussir. Orphée finit par un Morceau lugubre et intéressant, par lequel il exprime les regrets qu’il a de la perte de sa chere Euridice. Les Animaux attendris, inclinent leurs têtes. Insensiblement les Montagnes et les Rochers se fendent <text:span text:style-name="_3c_pb_3e_">[5]</text:span> les Arbres laissent tomber les pleurs que l’Aurore avoit au matin répandues sur leurs feuilles. Toute la Nature s’intéresse à la douleur d’Orphée. Les Bacchantes seules, qui l’entendent, sont insensibles à ses sons. Elles le soupçonnent de mépris pour elles ; elles ont juré sa perte ; elles se précipitent en fureur du haut des Montagnes, couvertes de peaux de Bêtes féroces, tenant un Thirse d’une main, et un Tambour ou une Flûte de l’autre : elles viennent pour le frapper de leurs Thirses ; les sons d’Orphée enchantent leurs armes qui s’échappent de leurs <text:span text:style-name="_3c_pb_3e_">[6]</text:span> mains, et tombent sans force au pied du Chantre de la Thrace. Pour y suppléer, elles veulent ramasser des pierres qui restent attachées à la terre, quelques efforts qu’elles fassent, et refusent, ainsi que les branches d’arbre, de se prêter à ce projet barbare. Elles paraissent elles-mêmes adoucies un moment par la Lyre enchanteresse ; mais pour n’y pas succomber, et s’empêcher d’en entendre les sons harmonieux, elles font avec leurs Tambours et leurs Flûtes un bacchanal que l’Orchestre exprime. Celle qui est à leur tête, reste seule attendrie, et s’asseoit auprès d’Orphée <text:span text:style-name="_3c_pb_3e_">[7]</text:span> pour l’écouter. Les Bacchantes arrachent les cornes de plusieurs Taureaux attirés par les sons de la Lyre, se saisissent des bêches que des Laboureurs avoient quittées pour être plus attentifs, et veulent fondre sur le malheureux Orphée, qui tend en vain les mains pour les fléchir. La principale Bacchante fait des efforts inutiles pour arrêter la fureur de ses Compagnes. Elle qui leur commandoit, se jette à leurs genoux pour leur demander grace ; voyant qu’elle ne peut triompher de leur rage, elle fait un rempart de son corps au malheureux Orphée, et veut périr</text:p>
      <text:p text:style-name="Standard"><text:span text:style-name="_3c_pb_3e_">[8]</text:span> avant lui. Ses Compagnes se saisissent d’elle, l’arrachent de devant leur victime, et, pour qu’elle ne puisse plus s’opposer à leur fureur, l’attachent à un arbre avec son écharpe ; ensuite elles tombent sur Orphée, le déchirent, le massacrent, jettent son corps et sa Lyre dans l’Ebre qui s’agite d’horreur, et exécutent un Morceau de Danse rempli de joie, de rage et de plaisir d’avoir détruit leur Ennemi. Ce Morceau de Musique, dans le goût d’une Tempête, doit laisser percer de tems en tems les accens plaintifs de la Lyre, qui d’elle- même et du fond du Fleuve, fait</text:p>
      <text:p text:style-name="Standard"><text:span text:style-name="_3c_pb_3e_">[9]</text:span> encore entendre ses sons douloureux. Une Symphonie annonce l’arrivée de Bacchus, la terreur saisit les Bacchantes qui prévoyent la colere de ce Dieu terrible, lorsqu’il apprendra la mort d’un homme qui présidoit à ses mystères. Elles expriment leurs craintes et leur embarras par différens tableaux, et s’enfuyent avec désordre et confusion à l’arrivée de Bacchus. Ce Dieu descend de la Montagne dans un Char, traîné par des Tigres ; le vieux Silêne et une Troupe de Faunes l’entourent. Il est étonné de voir les Bacchantes <text:span text:style-name="_3c_pb_3e_">[10]</text:span> s’enfuir à son aspect ; mais son étonnement cesse quand il apperçoit la principale Bacchante attachée à un arbre, qui donne toutes les marques du désespoir, et qui l’implore aussi-tôt qu’elle le voit, en lui montrant, sous les arbres, l’Écharpe d’Orphée ensanglantée. Il connoît la fureur de ces Femmes jalouses, et ne doute plus de la mort de son cher Orphée. Il fait délier la principale Bacchante, lui promet justice, et envoye les Faunes chercher les autres Bacchantes. Leur terreur est l’aveu de leur crime ; elles se <text:span text:style-name="_3c_pb_3e_">[11]</text:span> jettent à genoux, mais elles ne fléchissent point le Dieu irrité, qui les attache à la terre et les change en arbres. Les jeunes Faunes qui ne trouvent point leur compte à la métamorphose des Bacchantes, font si bien qu’ils fléchissent insensiblement la colere du Dieu qui rompt la métamorphose, et rend aux Bacchantes leur premier être et leurs premiers charmes ; les Faunes et les Bacchantes exécutent les Fêtes de Bacchus pour le remercier : et les Fêtes se terminent par une Contre-danse générale, qui finit par la Marche <text:span text:style-name="_3c_pb_3e_">[12]</text:span> de Bacchus qui remonte la Montagne avec sa Su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_3c_pb_3e_" style:display-name="&lt;pb&gt;" style:family="text">
      <style:text-properties fo:color="#ff3333" style:text-position="sub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20-03-04T17:51:48.53</meta:creation-date>
    <meta:document-statistic meta:table-count="0" meta:image-count="0" meta:object-count="0" meta:page-count="1" meta:paragraph-count="3" meta:word-count="802" meta:character-count="4772"/>
    <dc:date>2020-03-04T17:56:35.41</dc:date>
    <dc:creator>Karolina Suchecka</dc:creator>
    <meta:editing-duration>PT4M47S</meta:editing-duration>
    <meta:editing-cycles>1</meta:editing-cycles>
    <meta:generator>OpenOffice/4.1.6$Win32 OpenOffice.org_project/416m1$Build-9790</meta:generator>
  </office:meta>
</office:document-meta>
</file>